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DejaVu Sans Condense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Code">
      <style:paragraph-properties fo:margin-left="0cm" fo:margin-right="0cm" fo:text-indent="0cm" style:auto-text-indent="false"/>
      <style:text-properties fo:color="#000000"/>
    </style:style>
    <style:style style:name="P5" style:family="paragraph" style:parent-style-name="Code">
      <style:paragraph-properties fo:margin-left="0cm" fo:margin-right="0cm" fo:text-indent="0cm" style:auto-text-indent="false"/>
      <style:text-properties fo:color="#000000" fo:font-size="11pt" style:font-size-asian="11pt" style:font-size-complex="11pt"/>
    </style:style>
    <style:style style:name="P6" style:family="paragraph" style:parent-style-name="Code">
      <style:paragraph-properties fo:margin-left="0cm" fo:margin-right="0cm" fo:text-align="justify" style:justify-single-word="false" fo:text-indent="0cm" style:auto-text-indent="false"/>
      <style:text-properties fo: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ize="11pt" fo:font-style="normal" style:font-size-asian="11pt" style:font-style-asian="normal" style:font-size-complex="11pt" style:font-style-complex="normal"/>
    </style:style>
    <style:style style:name="T5" style:family="text">
      <style:text-properties style:font-name="DejaVu Sans Condens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так, предлагаю сделать так (помимо описанной в файле model.odg <text:span text:style-name="T1">общей</text:span> модели).</text:p>
      <text:p text:style-name="P2"><text:span text:style-name="T5">Статичные данные о юнитах и технологиях (hp, damage для юнитов, id, name, provides и requires для технологий) хранить в отдельных xml-файлах. Хранить динамические данные (города, различные юниты на карте и т.д.) для игры в xml-файле можно только в том случае, если мы сделаем сохранение/загрузку игры. Сам xml-файл тогда и будет сохранением.</text:span></text:p>
      <text:p text:style-name="P1">Храним <text:span text:style-name="T3">статичные</text:span> данные о технологиях в отдельном графе. У каждой технологии есть id, name, provides и requires. Соответсвенно, в xml файле сделать что-нибудь такое:</text:p>
      <text:p text:style-name="P4">&lt;?xml version="1.0" encoding="UTF-8"?&gt;</text:p>
      <text:p text:style-name="P4">&lt;technology&gt;</text:p>
      <text:p text:style-name="P4"><text:s text:c="4"/>&lt;id&gt;1&lt;/id&gt;</text:p>
      <text:p text:style-name="P4"><text:s text:c="4"/>&lt;name&gt;Обработка железа&lt;/name&gt;<text:line-break/></text:p>
      <text:p text:style-name="P4"><text:s text:c="4"/>&lt;provides&gt;</text:p>
      <text:p text:style-name="P5"><text:span text:style-name="T2"><text:s text:c="8"/>// id юнитов, которых позволяет нанимать технология. 2 и 3 —</text:span></text:p>
      <text:p text:style-name="P5"><text:span text:style-name="T2"><text:s text:c="8"/>// например, мечник и копьеносец.</text:span></text:p>
      <text:p text:style-name="P4"><text:s text:c="8"/>&lt;units&gt;2,3&lt;/units&gt;</text:p>
      <text:p text:style-name="P5"><text:span text:style-name="T2"><text:s text:c="8"/>// id технологий, которые позволяет изучать эта технология</text:span></text:p>
      <text:p text:style-name="P4"><text:s text:c="8"/>&lt;technologies&gt;2&lt;/techonologies&gt;</text:p>
      <text:p text:style-name="P4"><text:s text:c="4"/>&lt;/provides&gt;</text:p>
      <text:p text:style-name="P4"/>
      <text:p text:style-name="P4"><text:s text:c="4"/>&lt;requires&gt;</text:p>
      <text:p text:style-name="P5"><text:span text:style-name="T2"><text:s text:c="8"/>// id технологий, которые необходимо изучить для изучения</text:span></text:p>
      <text:p text:style-name="P5"><text:span text:style-name="T2"><text:s text:c="8"/>// этой технологии</text:span></text:p>
      <text:p text:style-name="P4"><text:s text:c="8"/>&lt;technologies&gt;0&lt;/techonologies&gt;</text:p>
      <text:p text:style-name="P5"><text:span text:style-name="T2"><text:s text:c="8"/>// Ресурсы, которые необходимы для изучения технологии.</text:span></text:p>
      <text:p text:style-name="P5"><text:span text:style-name="T2"><text:s text:c="8"/>// Как можно изучать обработку железа, если игрок не нашёл</text:span></text:p>
      <text:p text:style-name="P5"><text:span text:style-name="T2"><text:s text:c="8"/>// железо? 1 — это (пусть) железо.</text:span></text:p>
      <text:p text:style-name="P4"><text:span text:style-name="T4"><text:s text:c="8"/>&lt;resources&gt;1&lt;/resources&gt;</text:span></text:p>
      <text:p text:style-name="P4"><text:s text:c="4"/>&lt;/requires&gt;</text:p>
      <text:p text:style-name="P4">&lt;/technology&gt;</text:p>
      <text:p text:style-name="P4"/>
      <text:p text:style-name="P4">&lt;technology&gt;</text:p>
      <text:p text:style-name="P4"><text:s text:c="4"/>&lt;id&gt;0&lt;/id&gt;</text:p>
      <text:p text:style-name="P4"><text:s text:c="4"/>&lt;name&gt;Каменное оружие&lt;/name&gt;<text:line-break/></text:p>
      <text:p text:style-name="P4"><text:s text:c="4"/>&lt;provides&gt;</text:p>
      <text:p text:style-name="P4"><text:s text:c="8"/>// Например, 0 и 1 — это рабочий и воин с дубинкой :)</text:p>
      <text:p text:style-name="P4"><text:s text:c="8"/>&lt;units&gt;0,1&lt;/units&gt;</text:p>
      <text:p text:style-name="P4"><text:s text:c="8"/>&lt;technologies&gt;1&lt;/techonologies&gt;</text:p>
      <text:p text:style-name="P4"><text:s text:c="4"/>&lt;/provides&gt;</text:p>
      <text:p text:style-name="P4"/>
      <text:p text:style-name="P4"><text:s text:c="4"/>&lt;requires&gt;</text:p>
      <text:p text:style-name="P4"><text:s text:c="8"/>// Ничего.</text:p>
      <text:p text:style-name="P4"><text:s text:c="8"/>&lt;technologies&gt;&lt;/techonologies&gt;</text:p>
      <text:p text:style-name="P4"><text:s text:c="8"/>// 0 — это камень.</text:p>
      <text:p text:style-name="P4"><text:span text:style-name="T4"><text:s text:c="8"/>&lt;resources&gt;0&lt;/resources&gt;</text:span></text:p>
      <text:p text:style-name="P4"><text:s text:c="4"/>&lt;/requires&gt;</text:p>
      <text:p text:style-name="P4">&lt;/technology&gt;</text:p>
      <text:p text:style-name="P4"/>
      <text:p text:style-name="P2">Технологии (и юнитов) нам выдумывать не придётся: у меня есть друг, весьма <text:soft-page-break/>сведущий в истории, который может составить список технологий и юнитов :)</text:p>
      <text:p text:style-name="P2">Юнитов сделать аналогично:</text:p>
      <text:p text:style-name="P4">&lt;?xml version="1.0" encoding="UTF-8"?&gt;</text:p>
      <text:p text:style-name="P4">&lt;unit&gt;</text:p>
      <text:p text:style-name="P4"><text:s text:c="4"/>&lt;id&gt;0&lt;/id&gt;</text:p>
      <text:p text:style-name="P4"><text:s text:c="4"/>&lt;name&gt;Рабочий&lt;/name&gt;</text:p>
      <text:p text:style-name="P4"><text:s text:c="4"/>&lt;health&gt;5&lt;/health&gt;</text:p>
      <text:p text:style-name="P4"><text:s text:c="4"/>&lt;damage&gt;0&lt;/damage&gt;</text:p>
      <text:p text:style-name="P6">&lt;/unit&gt;</text:p>
      <text:p text:style-name="P6"/>
      <text:p text:style-name="P4">&lt;unit&gt;</text:p>
      <text:p text:style-name="P4"><text:s text:c="4"/>&lt;id&gt;1&lt;/id&gt;</text:p>
      <text:p text:style-name="P4"><text:s text:c="4"/>&lt;name&gt;Воин&lt;/name&gt;</text:p>
      <text:p text:style-name="P4"><text:s text:c="4"/>&lt;health&gt;10&lt;/health&gt;</text:p>
      <text:p text:style-name="P4"><text:s text:c="4"/>&lt;damage&gt;1&lt;/damage&gt;</text:p>
      <text:p text:style-name="P4"><text:s text:c="4"/>// Это количество «единиц» в одном юните.</text:p>
      <text:p text:style-name="P4"><text:s text:c="4"/>// <text:span text:style-name="T1">Возможно</text:span> надо добавить это поле. Макеев же предложил сделать по</text:p>
      <text:p text:style-name="P4"><text:s text:c="4"/>// типу Heroes of Might and Magic.</text:p>
      <text:p text:style-name="P4"><text:s text:c="4"/>// Тогда расчёт нанесённого урона будет завязан на этом значении</text:p>
      <text:p text:style-name="P4"><text:s text:c="4"/>// (ну и damage тоже).</text:p>
      <text:p text:style-name="P4"><text:s text:c="4"/>// В общем, тоже надо подумать.<text:line-break/> <text:s text:c="3"/>&lt;count&gt;5&lt;/count&gt;</text:p>
      <text:p text:style-name="P6">&lt;/unit&gt;</text:p>
      <text:p text:style-name="P6"/>
      <text:p text:style-name="P3">Для каждого игрока храним массив (динамический) исследованный технологий. Индекс массива = id технологии, значение ячейки = 1 — исследовано, 2 — доступно для исследования, 0 — не исследовано. Массив обновляется при каждом исследовании.</text:p>
      <text:p text:style-name="P3">Насчёт хранения юнитов я пока ещё не продумал до конца. Но точно надо хранить информацию о всех юнитах игрока, также нужно будет хранить ссылки на этих юнитов в ячейках кар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.7cm" fo:margin-top="0cm" fo:margin-bottom="0.3cm" fo:text-indent="0cm" style:auto-text-indent="false" style:page-number="auto" fo:background-color="transparent" style:shadow="none">
        <style:tab-stops/>
        <style:background-image/>
      </style:paragraph-properties>
      <style:text-properties style:font-name="DejaVu Sans Condensed1" style:font-size-asian="10.5pt" style:font-weight-asian="normal"/>
    </style:style>
    <style:style style:name="Heading" style:family="paragraph" style:parent-style-name="Standard" style:next-style-name="Text_20_body" style:class="text" style:master-page-name="">
      <style:paragraph-properties fo:margin="100%" fo:margin-left="0cm" fo:margin-right="0cm" fo:margin-top="0cm" fo:margin-bottom="0.3cm" fo:text-indent="0cm" style:auto-text-indent="false" style:page-number="auto" fo:keep-with-next="always"/>
      <style:text-properties style:font-name="DejaVu Sans Condensed1" fo:font-size="13pt" fo:font-weight="bold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de" style:family="paragraph" style:parent-style-name="Standard" style:class="text">
      <style:paragraph-properties fo:margin-top="0cm" fo:margin-bottom="0cm"/>
      <style:text-properties style:font-name="DejaVu Sans Mono" fo:font-size="11pt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ulov Kirill</meta:initial-creator>
    <meta:creation-date>2012-04-20T18:06:07</meta:creation-date>
    <dc:date>2012-04-20T18:34:17</dc:date>
    <dc:creator>Mingulov Kirill</dc:creator>
    <meta:editing-duration>PT26M33S</meta:editing-duration>
    <meta:editing-cycles>68</meta:editing-cycles>
    <meta:generator>LibreOffice/3.5$Linux_x86 LibreOffice_project/dc9775d-05ecbee-0851ad3-1586698-727bf66</meta:generator>
    <meta:document-statistic meta:table-count="0" meta:image-count="0" meta:object-count="0" meta:page-count="2" meta:paragraph-count="62" meta:word-count="345" meta:character-count="2809" meta:non-whitespace-character-count="2264"/>
  </office:meta>
</office:document-meta>
</file>